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Timesnew roman" svg:font-family="'Times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text-properties style:font-name="Timesnew roman" officeooo:paragraph-rsid="001dbad4"/>
    </style:style>
    <style:style style:name="P2" style:family="paragraph" style:parent-style-name="Text_20_body">
      <style:text-properties style:font-name="Timesnew roman" fo:font-size="12pt" officeooo:paragraph-rsid="001dbad4" style:font-size-asian="12pt" style:font-size-complex="12pt"/>
    </style:style>
    <style:style style:name="P3" style:family="paragraph" style:parent-style-name="Text_20_body">
      <style:text-properties style:font-name="Timesnew roman" officeooo:paragraph-rsid="001dbad4"/>
    </style:style>
    <style:style style:name="P4" style:family="paragraph" style:parent-style-name="Text_20_body" style:list-style-name="L2">
      <style:text-properties style:font-name="Timesnew roman" officeooo:paragraph-rsid="001dbad4"/>
    </style:style>
    <style:style style:name="P5" style:family="paragraph" style:parent-style-name="Text_20_body" style:list-style-name="L6">
      <style:text-properties style:font-name="Timesnew roman" officeooo:paragraph-rsid="001dbad4"/>
    </style:style>
    <style:style style:name="P6" style:family="paragraph" style:parent-style-name="Text_20_body" style:list-style-name="L7">
      <style:text-properties style:font-name="Timesnew roman" officeooo:paragraph-rsid="001dbad4"/>
    </style:style>
    <style:style style:name="P7" style:family="paragraph" style:parent-style-name="Text_20_body" style:list-style-name="L8">
      <style:text-properties style:font-name="Timesnew roman" officeooo:paragraph-rsid="001dbad4"/>
    </style:style>
    <style:style style:name="P8" style:family="paragraph" style:parent-style-name="Text_20_body">
      <style:text-properties officeooo:paragraph-rsid="001dbad4"/>
    </style:style>
    <style:style style:name="P9" style:family="paragraph" style:parent-style-name="Text_20_body" style:list-style-name="L2">
      <style:paragraph-properties fo:margin-top="0cm" fo:margin-bottom="0cm" style:contextual-spacing="false"/>
      <style:text-properties style:font-name="Timesnew roman" officeooo:paragraph-rsid="001dbad4"/>
    </style:style>
    <style:style style:name="P10" style:family="paragraph" style:parent-style-name="Text_20_body" style:list-style-name="L6">
      <style:paragraph-properties fo:margin-top="0cm" fo:margin-bottom="0cm" style:contextual-spacing="false"/>
      <style:text-properties style:font-name="Timesnew roman" officeooo:paragraph-rsid="001dbad4"/>
    </style:style>
    <style:style style:name="P11" style:family="paragraph" style:parent-style-name="Text_20_body" style:list-style-name="L7">
      <style:paragraph-properties fo:margin-top="0cm" fo:margin-bottom="0cm" style:contextual-spacing="false"/>
      <style:text-properties style:font-name="Timesnew roman" officeooo:paragraph-rsid="001dbad4"/>
    </style:style>
    <style:style style:name="P12" style:family="paragraph" style:parent-style-name="Text_20_body" style:list-style-name="L8">
      <style:paragraph-properties fo:margin-top="0cm" fo:margin-bottom="0cm" style:contextual-spacing="false"/>
      <style:text-properties style:font-name="Timesnew roman" officeooo:paragraph-rsid="001dbad4"/>
    </style:style>
    <style:style style:name="P13" style:family="paragraph" style:parent-style-name="Heading_20_1">
      <style:text-properties fo:font-size="16pt" style:font-size-asian="16pt" style:font-size-complex="16pt"/>
    </style:style>
    <style:style style:name="P14" style:family="paragraph" style:parent-style-name="Preformatted_20_Text">
      <style:text-properties officeooo:paragraph-rsid="001dbad4"/>
    </style:style>
    <style:style style:name="P15" style:family="paragraph" style:parent-style-name="Preformatted_20_Text">
      <style:paragraph-properties fo:margin-top="0cm" fo:margin-bottom="0.499cm" style:contextual-spacing="false"/>
      <style:text-properties officeooo:paragraph-rsid="001dbad4"/>
    </style:style>
    <style:style style:name="T1" style:family="text">
      <style:text-properties fo:font-weight="bold" style:font-weight-asian="bold" style:font-weight-complex="bold"/>
    </style:style>
    <style:style style:name="T2" style:family="text">
      <style:text-properties style:font-name="Timesnew roman"/>
    </style:style>
    <style:style style:name="T3" style:family="text">
      <style:text-properties style:font-name="Timesnew roman" fo:font-size="12pt"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2">Compiling and Deploying BeagleBone Black Kernel</text:span></text:h>
      <text:p text:style-name="Text_20_body"><text:a xlink:type="simple" xlink:href="https://embedjournal.com/category/linux"><text:span text:style-name="T2">Linux</text:span></text:a><text:a xlink:type="simple" xlink:href="https://embedjournal.com/tag/beagle-bone"><text:span text:style-name="T2">Beagle Bone</text:span></text:a></text:p>
      <text:p text:style-name="P3"><text:tab/>It’s been a while since I wrote my first article and though I need to come up with something a little more advanced this time, something which will be perfect for the die-hard Linux users and those who await to get their hands dirty with some kernel grease.</text:p>
      <text:p text:style-name="P3"><text:tab/>For the sake of this discussion,it is assumed that you have some working knowledge of the Linux operating systems (at least as a user). Needless to say you should have a working bone to follow this tutorial.</text:p>
      <text:h text:style-name="P1" text:outline-level="3"><text:bookmark text:name="beaglebone-black"/>BeagleBone Black</text:h>
      <text:p text:style-name="P8"><text:span text:style-name="T2"><text:tab/>BeagleBone Black (BBB), is a popular Single Board Computer (SBC) which was released as a successor to the </text:span><text:a xlink:type="simple" xlink:href="https://embedjournal.com/beaglebone-a-quick-review/" office:target-frame-name="_blank" xlink:show="new"><text:span text:style-name="T2">BeagleBone or BeagleBone White</text:span></text:a><text:span text:style-name="T2">. If you don’t have a BBB, just order one to dive into the world of Embedded Linux. I’m sure that BBB will occupy a special place in your electronics hardware inventory :-).</text:span></text:p>
      <text:h text:style-name="P1" text:outline-level="3"><text:bookmark text:name="why-custom-kernel-deploying"/>Why custom kernel deploying?</text:h>
      <text:p text:style-name="P3"><text:tab/>Well, I know that this question will be itching your mind. Instead of using the pre-built image, why should we use this method of building our own image and RFS? The answer for this question is, you have to do this in order to get some fun out of BeagleBone. Electronics is fun when you start doing things of your own and also you will learn a lot of things while doing this.</text:p>
      <text:p text:style-name="P3"><text:tab/>For starters, I would strongly recommend to use the pre-built image for working with BeagleBone. But, as I already stated, this post is for the intermediate level users of BBB. This will be cool when you do this and I’m sure this will guide you into the real world of Embedded Linux.</text:p>
      <text:h text:style-name="P1" text:outline-level="3"><text:bookmark text:name="tools-needed-to-get-started"/>Tools needed to get started</text:h>
      <text:p text:style-name="P3"><text:tab/>For building linux kernel you will need several tools other than BeagleBone. The tools which are required is listed below:</text:p>
      <text:list xml:id="list4375040994779543258" text:style-name="L2">
        <text:list-item>
          <text:p text:style-name="P9">A PC/Laptop with a flavor of Linux (Preferably Ubuntu 14.04)</text:p>
        </text:list-item>
        <text:list-item>
          <text:p text:style-name="P9">Linux kernel source for BeagleBone Black</text:p>
        </text:list-item>
        <text:list-item>
          <text:p text:style-name="P9">ARM cross compiler</text:p>
        </text:list-item>
        <text:list-item>
          <text:p text:style-name="P9">U-Boot(optional)</text:p>
        </text:list-item>
        <text:list-item>
          <text:p text:style-name="P4">mkimage</text:p>
        </text:list-item>
      </text:list>
      <text:h text:style-name="P1" text:outline-level="3"><text:bookmark text:name="1-installing-arm-cross-compiler"/>1. Installing ARM cross compiler</text:h>
      <text:p text:style-name="P3"><text:tab/>The first and foremost thing in compiling kernel is installing ARM gcc cross compiler. Since, BeagleBone Black is based on AM335x Sitara Processor, we need to compile the kernel for that environment. There are numerous compilers available online for free but it is important to install a stable one for proper compilation. For instance gcc-arm-linux-gnueabihf compiler available in standard Ubuntu package is an unstable one. So, download a stable compiler. The preferred one is Linaro cross compiler.</text:p>
      <text:p text:style-name="P8"><text:soft-page-break/><text:span text:style-name="T2">You can download the compiler </text:span><text:a xlink:type="simple" xlink:href="http://releases.linaro.org/14.04/components/toolchain/binaries/gcc-linaro-arm-linux-gnueabihf-4.8-2014.04_linux.tar.xz" office:target-frame-name="_blank" xlink:show="new"><text:span text:style-name="T2">here</text:span></text:a></text:p>
      <text:p text:style-name="P3">After downloading, extract the compiler using the following command.</text:p>
      <text:p text:style-name="P15"><text:span text:style-name="Source_20_Text"><text:span text:style-name="T2">$ sudo tar xvf gcc-linaro-arm-linux-gnueabihf-4.8-2014.04_linux.tar.xz -C /opt/</text:span></text:span></text:p>
      <text:p text:style-name="P3">The compiler will be extracted to /opt/ directory. opt is nothing but the optional directory. Next, step is to add the compiler to the PATH variable, in order to direct the shell to find our compiler.</text:p>
      <text:p text:style-name="P3">Go to /opt/ directory and change the directory name for adaptivity. Then, add the compiler to PATH variable.</text:p>
      <text:p text:style-name="P14"><text:span text:style-name="Source_20_Text"><text:span text:style-name="T2">$ cd /opt/</text:span></text:span></text:p>
      <text:p text:style-name="P14"><text:span text:style-name="Source_20_Text"><text:span text:style-name="T2">$ sudo mv gcc-linaro-arm-linux-gnueabihf-4.8-2014.04_linux/ gcc-arm-linux</text:span></text:span></text:p>
      <text:p text:style-name="P15"><text:span text:style-name="Source_20_Text"><text:span text:style-name="T2">$ export PATH=$PATH:/opt/gcc-arm-linux/bin</text:span></text:span></text:p>
      <text:p text:style-name="P3">After installing the compiler you can verify it using the following command,</text:p>
      <text:p text:style-name="P14"><text:span text:style-name="Source_20_Text"><text:span text:style-name="T2">$ arm-linux-gnueabihf-gcc --version</text:span></text:span></text:p>
      <text:p text:style-name="P15"><text:span text:style-name="Source_20_Text"><text:span text:style-name="T2">arm-linux-gnueabihf-gcc (crosstool-NG linaro-1.13.1-4.8-2014.04 - Linaro GCC 4.8-2014.04) 4.8.3 20140401 (prerelease)</text:span></text:span></text:p>
      <text:h text:style-name="P1" text:outline-level="3"><text:bookmark text:name="2-cloning-the-kernel"/>2. Cloning the Kernel</text:h>
      <text:p text:style-name="P3">After installing the compiler, clone the kernel source for BeagleBone Black from GitHub using</text:p>
      <text:p text:style-name="P15"><text:span text:style-name="Source_20_Text"><text:span text:style-name="T2">$ git clone https://github.com/beagleboard/linux.git</text:span></text:span></text:p>
      <text:p text:style-name="P3">Go to the linux directory and ensure that you have cloned the correct repo by executing the following command</text:p>
      <text:p text:style-name="P14"><text:span text:style-name="Source_20_Text"><text:span text:style-name="T2">$ cd linux</text:span></text:span></text:p>
      <text:p text:style-name="P14"><text:span text:style-name="Source_20_Text"><text:span text:style-name="T2">$ git remote -v</text:span></text:span></text:p>
      <text:p text:style-name="P14"><text:span text:style-name="Source_20_Text"><text:span text:style-name="T2">origin https://github.com/beagleboard/linux.git (fetch)</text:span></text:span></text:p>
      <text:p text:style-name="P15"><text:span text:style-name="Source_20_Text"><text:span text:style-name="T2">origin https://github.com/beagleboard/linux.git (push)</text:span></text:span></text:p>
      <text:h text:style-name="P1" text:outline-level="3"><text:bookmark text:name="3-cloning-and-compiling-u-bootoptional"/>3. Cloning and Compiling U-boot(Optional)</text:h>
      <text:p text:style-name="P3">U-boot is an open source universal bootloader for Linux systems. It supports features like TFTP, DHCP, NFS etc… In order to boot the kernel, a valid kernel image (uImage) is required. It is not possible to explain u-boot here, as it is beyond the scope of this post. So, we will see how to produce a bootable image using U-boot.</text:p>
      <text:p text:style-name="P3">Clone u-boot using the following command</text:p>
      <text:p text:style-name="P15"><text:span text:style-name="Source_20_Text"><text:span text:style-name="T2">$ git clone git://git.denx.de/u-boot.git u-boot/</text:span></text:span></text:p>
      <text:p text:style-name="P3">Before, compiling U-Boot we need to configure it. Thanks to the availability of configuration files in the configs/ directory under u-boot. We can configure using the am332x_boneblack_defconfig file. All the configuration will be written to .config file located in u-boot/ directory. By default you will not be able to view the .config file. To view give ls -a command.</text:p>
      <text:p text:style-name="P14"><text:span text:style-name="Source_20_Text"><text:span text:style-name="T2">$ cd u-boot</text:span></text:span></text:p>
      <text:p text:style-name="P15"><text:span text:style-name="Source_20_Text"><text:span text:style-name="T2">$ make ARCH=arm CROSS_COMPILE=arm-linux-gnueabihf- am335x_boneblack_defconfig</text:span></text:span></text:p>
      <text:p text:style-name="P3">After configuring, u-boot can be cross compiled using the following command.</text:p>
      <text:p text:style-name="P15"><text:soft-page-break/><text:span text:style-name="Source_20_Text"><text:span text:style-name="T2">$ make ARCH=arm CROSS_COMPILE=arm-linux-gnueabihf-</text:span></text:span></text:p>
      <text:p text:style-name="P3">It will take around 10 to 15 minutes depending on the system configuration. Mine is Pentium dual core processor and it took 10 minutes for compilation. After successful compilation, several files will be produced in u-boot/ directory. Our prime concern is MLO and u-boot.img files.</text:p>
      <text:p text:style-name="P3">For now, we will not use the above mentioned files for booting. But, during later stages those will be needed.</text:p>
      <text:h text:style-name="P1" text:outline-level="3"><text:bookmark text:name="4-formatting-sd-card"/>4. Formatting SD card</text:h>
      <text:p text:style-name="P3">For deploying kernel from sd card, we need to format it and place the files accordingly. For this process, “Gparted” tool is needed. Install Gparted by the following command.</text:p>
      <text:p text:style-name="P15"><text:span text:style-name="Source_20_Text"><text:span text:style-name="T2">$ sudo apt-get install gparted</text:span></text:span></text:p>
      <text:p text:style-name="P3">Insert your sd card by means of card reader and open Gparted. Select your sd card from the top right corner. it will be something like this, “/dev/sdb”</text:p>
      <text:p text:style-name="P8"><text:span text:style-name="Strong_20_Emphasis"><text:span text:style-name="T2">Note:</text:span></text:span><text:span text:style-name="T2"> Always use sd card of size greater than 2 GB. Although, 500 MB is more than enough for our task, having large free space will come handy at times.</text:span></text:p>
      <text:p text:style-name="P3">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list xml:id="list1112630351893612688" text:style-name="L6">
        <text:list-item>
          <text:p text:style-name="P10">New size: 50MBembed journal</text:p>
        </text:list-item>
        <text:list-item>
          <text:p text:style-name="P10">File System: FAT32</text:p>
        </text:list-item>
        <text:list-item>
          <text:p text:style-name="P5">Label: BOOT</text:p>
        </text:list-item>
      </text:list>
      <text:p text:style-name="P3">Click Add button. Then, create another partition for storing RFS by entering the options below</text:p>
      <text:list xml:id="list1857342609413949199" text:style-name="L7">
        <text:list-item>
          <text:p text:style-name="P11">New Size: 1000MB</text:p>
        </text:list-item>
        <text:list-item>
          <text:p text:style-name="P11">File System: EXT3</text:p>
        </text:list-item>
        <text:list-item>
          <text:p text:style-name="P6">Label: RFS</text:p>
        </text:list-item>
      </text:list>
      <text:p text:style-name="P3">Finally, click the green tick mark at the menu bar. The partition will be created and you can see two partitions created as BOOT and RFS.</text:p>
      <text:h text:style-name="P1" text:outline-level="3"><text:bookmark text:name="5-compiling-kernel"/>5. Compiling kernel</text:h>
      <text:p text:style-name="P3">Before compiling the kernel we need to configure it. It will be hard for the newbies. Once again, thanks to the kernel developers for providing all configurations in a single file. Go to the kernel directory and issue the following command.</text:p>
      <text:p text:style-name="P15"><text:span text:style-name="Source_20_Text"><text:span text:style-name="T2">$ sudo make ARCH=arm CROSS_COMPILE=arm-linux-gnueabihf- bb.org_defconfig</text:span></text:span></text:p>
      <text:p text:style-name="P3">This will write the configurations in file bb.org_defconfig to .config file.</text:p>
      <text:p text:style-name="P3"><text:soft-page-break/>Then compile the kernel.</text:p>
      <text:p text:style-name="P15"><text:span text:style-name="Source_20_Text"><text:span text:style-name="T2">$ sudo make ARCH=arm CROSS_COMPILE=arm-linux-gnueabihf- uImage dtbs LOADADDR=0x80008000 -j4</text:span></text:span></text:p>
      <text:p text:style-name="P3">The above command will compile the kernel using the arm cross compiler having the load address as 80008000. “j4” corresponds to the number of process to be run during the compilation. Give the value as twice that of your cpu core. Mine is dual core, so I it gave as 4.</text:p>
      <text:p text:style-name="P3">After compiling you can find the image files in “arch/arm/boot/” directory. Copy “uImage” file from this directory and also “am335x-boneblack.dtb” file from “arch/arm/boot/dts/” directory to the BOOT partition.</text:p>
      <text:p text:style-name="P3">Then, create a file named as “uEnv.txt” in BOOT partition and copy the following code to it.</text:p>
      <text:p text:style-name="P14"><text:span text:style-name="Source_20_Text"><text:span text:style-name="T2">console=ttyS0,115200n8</text:span></text:span></text:p>
      <text:p text:style-name="P14"><text:span text:style-name="Source_20_Text"><text:span text:style-name="T2">netargs=setenv bootargs console=ttyO0,115200n8 root=/dev/mmcblk0p2 ro rootfstype=ext4 rootwait debug earlyprintk mem=512M</text:span></text:span></text:p>
      <text:p text:style-name="P14"><text:span text:style-name="Source_20_Text"><text:span text:style-name="T2">netboot=echo Booting from microSD ...; setenv autoload no ; load mmc 0:1 ${loadaddr} uImage ; load mmc 0:1 ${fdtaddr} am335x-boneblack.dtb ; run netargs ; bootm ${loadaddr} - ${fdtaddr}</text:span></text:span></text:p>
      <text:p text:style-name="P15"><text:span text:style-name="Source_20_Text"><text:span text:style-name="T2">uenvcmd=run netboot</text:span></text:span></text:p>
      <text:p text:style-name="P3">This will be the file in which uboot will look upon while booting. The instructions in this file will make the uboot to boot from our kernel.</text:p>
      <text:p text:style-name="P3">After completing the above steps you can find the following files in BOOT partition of sd card.</text:p>
      <text:list xml:id="list7921372747108968138" text:style-name="L8">
        <text:list-item>
          <text:p text:style-name="P12">uImage</text:p>
        </text:list-item>
        <text:list-item>
          <text:p text:style-name="P12">am335x-boneblack.dtb</text:p>
        </text:list-item>
        <text:list-item>
          <text:p text:style-name="P7">uEnv.txt</text:p>
        </text:list-item>
      </text:list>
      <text:p text:style-name="P8"><text:span text:style-name="Strong_20_Emphasis"><text:span text:style-name="T2">Note:</text:span></text:span><text:span text:style-name="T2"> Make sure you have installed mkimage tool and mounted the sd card.</text:span></text:p>
      <text:h text:style-name="P1" text:outline-level="3"><text:bookmark text:name="6-rfs"/>6. RFS</text:h>
      <text:p text:style-name="P8"><text:span text:style-name="T2">You can download RFS </text:span><text:a xlink:type="simple" xlink:href="https://www.dropbox.com/s/k93doprl261hwn2/rootfs.tar.xz?dl=0" office:target-frame-name="_blank" xlink:show="new"><text:span text:style-name="T2">here</text:span></text:a><text:span text:style-name="T2">.</text:span></text:p>
      <text:p text:style-name="P8"><text:span text:style-name="T2">Instead of downloading RFS, we can create our own </text:span><text:a xlink:type="simple" xlink:href="https://embedjournal.com/custom-rfs-beaglebone-black/" office:target-frame-name="_blank" xlink:show="new"><text:span text:style-name="T2">custom RFS using BusyBox</text:span></text:a><text:span text:style-name="T2">, which is an elaborate process and hence merits the need for a separate post. For the sake of simplicity, we can download and uncompress the RFS.</text:span></text:p>
      <text:p text:style-name="P14"><text:span text:style-name="Source_20_Text"><text:span text:style-name="T2">$ sudo tar -xvf rootfs.tar.xz -C /media/mani/RFS/</text:span></text:span></text:p>
      <text:p text:style-name="P14"><text:span text:style-name="Source_20_Text"><text:span text:style-name="T2">$ cd /media/mani/RFS/rootfs/</text:span></text:span></text:p>
      <text:p text:style-name="P14"><text:span text:style-name="Source_20_Text"><text:span text:style-name="T2">$ sudo mv ./* ../</text:span></text:span></text:p>
      <text:p text:style-name="P14"><text:span text:style-name="Source_20_Text"><text:span text:style-name="T2">$ cd ../</text:span></text:span></text:p>
      <text:p text:style-name="P15"><text:span text:style-name="Source_20_Text"><text:span text:style-name="T2">$ sudo rmdir rootfs</text:span></text:span></text:p>
      <text:p text:style-name="P3">The above command will uncompress the tar file and will place it in the RFS partition of SD card. Just replace “mani” with your username in the above command.</text:p>
      <text:p text:style-name="P8"><text:span text:style-name="Strong_20_Emphasis"><text:span text:style-name="T2">7. Install Kernel Modules</text:span></text:span></text:p>
      <text:p text:style-name="P3">We need modules for proper working of the kernel. So, install the kernel modules by the following command.</text:p>
      <text:p text:style-name="P14"><text:span text:style-name="Source_20_Text"><text:span text:style-name="T2">$ sudo make ARCH=arm CROSS_COMPILE=arm-linux-gnueabihf- -j4 modules</text:span></text:span></text:p>
      <text:p text:style-name="P15"><text:span text:style-name="Source_20_Text"><text:span text:style-name="T2">$ sudo make ARCH=arm CROSS_COMPILE=arm-linux-gnueabihf- INSTALL_MOD_PATH=/media/mani/RFS/ </text:span></text:span><text:soft-page-break/><text:span text:style-name="Source_20_Text"><text:span text:style-name="T2">modules_install</text:span></text:span></text:p>
      <text:p text:style-name="P3">That’s it. After completing the above steps, remove the SD card and place it in your BeagleBone. Connect the Bone to your PC via USB to serial converter and open the serial console using minicom in PC. (Set baud rate as 115200). After ensuring all things are correct, power on your BBB while holding the Boot switch (SW2). It will boot from your own custom kernel. Now you can cherish that you have created your own kernel image and deployed it in BeagleBone Black!!!</text:p>
      <text:p text:style-name="P2">In my next post I will show you <text:a xlink:type="simple" xlink:href="https://embedjournal.com/custom-rfs-beaglebone-black/" office:target-frame-name="_blank" xlink:show="new">how to create custom RFS using BusyBox</text:a>. As always, if you encountered any troubles on the way, just throw it in the comments, we will try to figure it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Timesnew roman" svg:font-family="'Times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4:24:20.162210715</meta:creation-date>
    <dc:date>2017-10-25T17:07:44.069796910</dc:date>
    <meta:editing-duration>PT2H28M11S</meta:editing-duration>
    <meta:editing-cycles>1</meta:editing-cycles>
    <meta:document-statistic meta:table-count="0" meta:image-count="0" meta:object-count="0" meta:page-count="5" meta:paragraph-count="96" meta:word-count="1583" meta:character-count="9738" meta:non-whitespace-character-count="8259"/>
    <meta:generator>LibreOffice/4.2.8.2$Linux_X86_64 LibreOffice_project/420m0$Build-2</meta:generator>
  </office:meta>
</office:document-meta>
</file>